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AB000010702D3BF85C.svm"/>
  <manifest:file-entry manifest:media-type="" manifest:full-path="Pictures/200000070000179200001792EA4ABD6C.svm"/>
  <manifest:file-entry manifest:media-type="" manifest:full-path="Pictures/200000070000156600001070E84A9752.svm"/>
  <manifest:file-entry manifest:media-type="" manifest:full-path="Pictures/2000000700004D140000735BBFE23C07.svm"/>
  <manifest:file-entry manifest:media-type="" manifest:full-path="Pictures/20000007000031B700000BAF27DDBDB0.svm"/>
  <manifest:file-entry manifest:media-type="" manifest:full-path="Pictures/2000000700004C8700004ABFC1D622E5.svm"/>
  <manifest:file-entry manifest:media-type="" manifest:full-path="Pictures/20000007000017AC0000145D92AC5799.svm"/>
  <manifest:file-entry manifest:media-type="" manifest:full-path="Pictures/2000000700003F0D00003EF2B80FC035.svm"/>
  <manifest:file-entry manifest:media-type="" manifest:full-path="Pictures/2000000700003F0D00003F0DAC88942A.svm"/>
  <manifest:file-entry manifest:media-type="" manifest:full-path="Pictures/2000000700004D14000072873D3D3D63.svm"/>
  <manifest:file-entry manifest:media-type="" manifest:full-path="Pictures/2000000700005408000003EE7507C2D6.svm"/>
  <manifest:file-entry manifest:media-type="" manifest:full-path="Pictures/2000000700000F3200000E94D963CF9A.svm"/>
  <manifest:file-entry manifest:media-type="" manifest:full-path="Pictures/20000007000015B5000017C6A812171D.svm"/>
  <manifest:file-entry manifest:media-type="" manifest:full-path="Pictures/2000000700001129000013D932223C4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22pt" style:text-underline-style="solid" style:text-underline-width="auto" style:text-underline-color="font-color" style:font-size-asian="22pt" style:font-size-complex="22pt"/>
    </style:style>
    <style:style style:name="P2" style:family="paragraph" style:parent-style-name="Standard">
      <style:paragraph-properties fo:text-align="start" style:justify-single-word="false"/>
      <style:text-properties style:font-name="Arial" fo:font-size="18pt" style:text-underline-style="solid" style:text-underline-width="auto" style:text-underline-color="font-color" style:font-size-asian="18pt" style:font-size-complex="18pt"/>
    </style:style>
    <style:style style:name="P3" style:family="paragraph" style:parent-style-name="Standard">
      <style:paragraph-properties fo:text-align="start" style:justify-single-word="false"/>
      <style:text-properties style:font-name="Arial" fo:font-size="16pt" style:text-underline-style="solid" style:text-underline-width="auto" style:text-underline-color="font-color" style:font-size-asian="16pt" style:font-size-complex="16pt"/>
    </style:style>
    <style:style style:name="P4"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5" style:family="paragraph" style:parent-style-name="Standard">
      <style:paragraph-properties fo:text-align="start" style:justify-single-word="false"/>
      <style:text-properties style:font-name="Arial"/>
    </style:style>
    <style:style style:name="P6" style:family="paragraph" style:parent-style-name="Default" style:list-style-name="">
      <style:paragraph-properties style:text-autospace="none"/>
    </style:style>
    <style:style style:name="P7" style:family="paragraph" style:parent-style-name="Default">
      <style:paragraph-properties fo:text-align="start" style:justify-single-word="false"/>
      <style:text-properties style:font-name="Arial" fo:font-size="14pt" style:text-underline-style="none" style:font-size-asian="14pt" style:font-size-complex="14pt"/>
    </style:style>
    <style:style style:name="P8" style:family="paragraph" style:parent-style-name="Default" style:list-style-name="">
      <style:paragraph-properties style:text-autospace="none"/>
      <style:text-properties fo:font-size="18pt" style:text-underline-style="solid" style:text-underline-width="auto" style:text-underline-color="font-color" style:font-size-asian="18pt" style:font-size-complex="18pt"/>
    </style:style>
    <style:style style:name="P9" style:family="paragraph" style:parent-style-name="Table_20_Contents">
      <style:paragraph-properties fo:text-align="start" style:justify-single-word="false"/>
      <style:text-properties style:font-name="Arial" fo:font-size="16pt" style:font-size-asian="16pt" style:font-size-complex="16pt"/>
    </style:style>
    <style:style style:name="P10" style:family="paragraph" style:parent-style-name="Table_20_Contents">
      <style:paragraph-properties fo:text-align="start" style:justify-single-word="false"/>
      <style:text-properties style:font-name="Arial" fo:font-size="14pt" style:font-size-asian="14pt" style:font-size-complex="14pt"/>
    </style:style>
    <style:style style:name="T1" style:family="text">
      <style:text-properties style:text-underline-style="none"/>
    </style:style>
    <style:style style:name="T2" style:family="text">
      <style:text-properties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8pt" style:font-size-asian="18pt" style:font-size-complex="18pt"/>
    </style:style>
    <style:style style:name="T5" style:family="text">
      <style:text-properties fo:font-size="18pt" style:text-underline-style="none" style:font-size-asian="18pt" style:font-size-complex="18pt"/>
    </style:style>
    <style:style style:name="T6" style:family="text">
      <style:text-properties fo:font-size="16pt" style:text-underline-style="none" style:font-size-asian="16pt" style:font-size-complex="16pt"/>
    </style:style>
    <style:style style:name="T7" style:family="text">
      <style:text-properties fo:color="#000000" style:font-name="Times New Roman1" fo:font-size="11.5pt" style:font-name-asian="Times New Roman1" style:font-size-asian="11.5pt" style:font-name-complex="Times New Roman1" style:font-size-complex="11.5pt"/>
    </style:style>
    <style:style style:name="T8" style:family="text">
      <style:text-properties fo:color="#000000" style:font-name="Times New Roman1" fo:font-size="11.5pt" fo:font-style="italic" style:font-name-asian="Times New Roman1" style:font-size-asian="11.5pt" style:font-style-asian="italic" style:font-name-complex="Times New Roman1" style:font-size-complex="11.5pt" style:font-style-complex="italic"/>
    </style:style>
    <style:style style:name="T9" style:family="text">
      <style:text-properties fo:color="#000000" style:font-name="Times New Roman1" fo:font-size="11.5pt" fo:font-style="normal" style:font-name-asian="Times New Roman1" style:font-size-asian="11.5pt" style:font-style-asian="normal" style:font-name-complex="Times New Roman1" style:font-size-complex="11.5pt" style:font-style-complex="normal"/>
    </style:style>
    <style:style style:name="T10" style:family="text">
      <style:text-properties fo:color="#000000" style:font-name="Times New Roman1" fo:font-size="12pt" style:font-name-asian="Times New Roman1" style:font-size-asian="12pt" style:font-name-complex="Times New Roman1" style:font-size-complex="12pt"/>
    </style:style>
    <style:style style:name="T11" style:family="text">
      <style:text-properties fo:color="#000000" style:font-name="Times New Roman1" fo:font-size="14pt" style:font-name-asian="Times New Roman1" style:font-size-asian="14pt" style:font-name-complex="Times New Roman1" style:font-size-complex="14pt"/>
    </style:style>
    <style:style style:name="T12" style:family="text">
      <style:text-properties fo:color="#000000" style:font-name="Times New Roman1" fo:font-size="14pt" fo:font-style="italic" style:font-name-asian="Times New Roman1" style:font-size-asian="14pt" style:font-style-asian="italic" style:font-name-complex="Times New Roman1" style:font-size-complex="14pt" style:font-style-complex="italic"/>
    </style:style>
    <style:style style:name="T13" style:family="text">
      <style:text-properties fo:color="#000000" style:font-name="Times New Roman1" fo:font-size="14pt" fo:font-style="normal" style:font-name-asian="Times New Roman1" style:font-size-asian="14pt" style:font-style-asian="normal" style:font-name-complex="Times New Roman1" style:font-size-complex="14pt" style:font-style-complex="normal"/>
    </style:style>
    <style:style style:name="T14" style:family="text">
      <style:text-properties fo:color="#000000" style:font-name="Arial" fo:font-size="14pt" style:font-name-asian="Times New Roman1" style:font-size-asian="14pt" style:font-name-complex="Times New Roman1" style:font-size-complex="14pt"/>
    </style:style>
    <style:style style:name="T15" style:family="text">
      <style:text-properties fo:color="#000000" style:font-name="Arial" fo:font-size="14pt" fo:font-style="italic" style:font-name-asian="Times New Roman1" style:font-size-asian="14pt" style:font-style-asian="italic" style:font-name-complex="Times New Roman1" style:font-size-complex="14pt" style:font-style-complex="italic"/>
    </style:style>
    <style:style style:name="T16" style:family="text">
      <style:text-properties fo:color="#000000" style:font-name="Arial" fo:font-size="14pt" fo:font-style="normal" style:font-name-asian="Times New Roman1" style:font-size-asian="14pt" style:font-style-asian="normal" style:font-name-complex="Times New Roman1" style:font-size-complex="14pt" style:font-style-complex="normal"/>
    </style:style>
    <style:style style:name="T17" style:family="text">
      <style:text-properties fo:color="#000000" style:font-name="Arial" fo:font-size="14pt" fo:font-style="normal" style:text-underline-style="none" style:font-name-asian="Times New Roman1" style:font-size-asian="14pt" style:font-style-asian="normal" style:font-name-complex="Times New Roman1" style:font-size-complex="14pt" style:font-style-complex="normal"/>
    </style:style>
    <style:style style:name="T18" style:family="text">
      <style:text-properties fo:color="#000000" style:font-name="Arial" fo:font-style="normal" style:font-name-asian="Times New Roman1" style:font-style-asian="normal" style:font-name-complex="Times New Roman1"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utzerhandbuch zu Final Derivation</text:p>
      <text:p text:style-name="P2"><text:span text:style-name="T3"/></text:p>
      <text:p text:style-name="P2">Mindestanforderung:</text:p>
      <text:p text:style-name="P3"><text:span text:style-name="T1"/></text:p>
      <text:p text:style-name="P3"><text:span text:style-name="T1"><text:tab/>- </text:span><text:span text:style-name="T3">Prozessor:<text:tab/><text:tab/><text:tab/>1,66GHz, 512 KB Cache</text:span></text:p>
      <text:p text:style-name="P4"><text:span text:style-name="T1"><text:tab/>- Arbeitsspeicher:<text:tab/><text:tab/>1024MB (800MHz) DDR2</text:span></text:p>
      <text:p text:style-name="P5"><text:span text:style-name="T3"><text:tab/>- Grafikkarte:<text:tab/><text:tab/><text:tab/>Intel® GMA 3150</text:span><text:span text:style-name="T1"> <text:s/></text:span><text:span text:style-name="T3">oder Vergleichbares<text:tab/><text:tab/>- Speicherplatz:<text:tab/><text:tab/><text:tab/>11,6MB freier Speicher</text:span></text:p>
      <text:p text:style-name="P4"><text:span text:style-name="T1"><text:tab/>- Betriebssystem:<text:tab/><text:tab/>Linux u.a. Ubuntu</text:span></text:p>
      <text:p text:style-name="P4"><text:span text:style-name="T1"/></text:p>
      <text:p text:style-name="P4"><text:span text:style-name="T1"><text:tab/>Um das Spiel zu starten ist die Installation von Java 7 erforderlich.</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Wenn das Spiel gestartet wird erscheint das Hauptmenü</text:span></text:p>
      <text:p text:style-name="P4"><draw:frame draw:style-name="fr1" draw:name="Grafik1" text:anchor-type="paragraph" svg:x="0cm" svg:y="0.37cm" svg:width="17cm" svg:height="1.101cm" draw:z-index="0"><draw:image xlink:href="Pictures/2000000700005408000003EE7507C2D6.svm" xlink:type="simple" xlink:show="embed" xlink:actuate="onLoad"/></draw:frame><text:span text:style-name="T1"/></text:p>
      <text:p text:style-name="P3"><text:span text:style-name="T1">Einzelspieler: <text:tab/></text:span><text:span text:style-name="T3">Startet ein Spiel für einen Spieler, das Ziel ist es den <text:tab/><text:tab/><text:tab/><text:tab/>Ausgang zu erreichen.</text:span></text:p>
      <text:p text:style-name="P3"><text:span text:style-name="T3"/></text:p>
      <text:p text:style-name="P3"><text:span text:style-name="T1">Mehrspieler:<text:tab/></text:span><text:span text:style-name="T3">Eine Partie für zwei Spieler an einem PC wird gestartet. Ein <text:tab/><text:tab/><text:tab/>Spieler kann diese Partie gewinnen indem er den Ausgang <text:tab/><text:tab/><text:tab/>vor dem Anderen erreicht oder ihn mit der Bombe trifft.</text:span></text:p>
      <text:p text:style-name="P3"><text:span text:style-name="T3"/></text:p>
      <text:p text:style-name="P3"><text:span text:style-name="T3">Netzwerk(Host):<text:tab/>Eine Spiel wird über das Netzwerk für zwei Spieler erstellt, <text:tab/><text:tab/><text:tab/>indem der Nutzer der Host ist.</text:span></text:p>
      <text:p text:style-name="P3"><text:span text:style-name="T3"/></text:p>
      <text:p text:style-name="P3"><text:span text:style-name="T3">Netzwerk(Client):Trete einem Spiel per Netzwerk bei, wo ein anderer Nutzer <text:tab/><text:tab/><text:tab/>der Host ist.</text:span></text:p>
      <text:p text:style-name="P3"><text:span text:style-name="T3"/></text:p>
      <text:p text:style-name="P3"><text:span text:style-name="T3">Turtorial:<text:tab/><text:tab/>Startet die Turtoriel-Level die dem Spieler das Spiel <text:tab/><text:tab/><text:tab/><text:tab/>erklären.</text:span></text:p>
      <text:p text:style-name="P3"><text:span text:style-name="T3"/></text:p>
      <text:p text:style-name="P3"><text:span text:style-name="T3">Spiel beenden:<text:tab/>Schließt das Menü und damit auch das Spiel.</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2"><text:soft-page-break/>Steuerung:</text:p>
      <text:p text:style-name="P2"/>
      <text:p text:style-name="P3"><text:span text:style-name="T1"/></text:p>
      <table:table table:name="Tabelle1" table:style-name="Tabelle1">
        <table:table-column table:style-name="Tabelle1.A" table:number-columns-repeated="2"/>
        <table:table-row>
          <table:table-cell table:style-name="Tabelle1.A1" office:value-type="string">
            <text:p text:style-name="P9">Taste:</text:p>
          </table:table-cell>
          <table:table-cell table:style-name="Tabelle1.B1" office:value-type="string">
            <text:p text:style-name="P9">Funktion</text:p>
          </table:table-cell>
        </table:table-row>
        <table:table-row>
          <table:table-cell table:style-name="Tabelle1.A2" office:value-type="string">
            <text:p text:style-name="P10">W</text:p>
          </table:table-cell>
          <table:table-cell table:style-name="Tabelle1.B2" office:value-type="string">
            <text:p text:style-name="P10">Bewegt Spieler nach oben</text:p>
          </table:table-cell>
        </table:table-row>
        <table:table-row>
          <table:table-cell table:style-name="Tabelle1.A2" office:value-type="string">
            <text:p text:style-name="P10">A</text:p>
          </table:table-cell>
          <table:table-cell table:style-name="Tabelle1.B2" office:value-type="string">
            <text:p text:style-name="P10">Bewegt Spieler nach links</text:p>
          </table:table-cell>
        </table:table-row>
        <table:table-row>
          <table:table-cell table:style-name="Tabelle1.A2" office:value-type="string">
            <text:p text:style-name="P10">S</text:p>
          </table:table-cell>
          <table:table-cell table:style-name="Tabelle1.B2" office:value-type="string">
            <text:p text:style-name="P10">Bewegt Spieler nach unten</text:p>
          </table:table-cell>
        </table:table-row>
        <table:table-row>
          <table:table-cell table:style-name="Tabelle1.A2" office:value-type="string">
            <text:p text:style-name="P10">D</text:p>
          </table:table-cell>
          <table:table-cell table:style-name="Tabelle1.B2" office:value-type="string">
            <text:p text:style-name="P10">Bewegt Spieler nach rechts</text:p>
          </table:table-cell>
        </table:table-row>
        <table:table-row>
          <table:table-cell table:style-name="Tabelle1.A2" office:value-type="string">
            <text:p text:style-name="P10">Leertaste</text:p>
          </table:table-cell>
          <table:table-cell table:style-name="Tabelle1.B2" office:value-type="string">
            <text:p text:style-name="P10">Der Spieler legt eine Bombe</text:p>
          </table:table-cell>
        </table:table-row>
        <table:table-row>
          <table:table-cell table:style-name="Tabelle1.A2" office:value-type="string">
            <text:p text:style-name="P10">Oben</text:p>
          </table:table-cell>
          <table:table-cell table:style-name="Tabelle1.B2" office:value-type="string">
            <text:p text:style-name="P10">Bewegt Spieler2 nach oben <text:s text:c="10"/>(nur lokal)</text:p>
          </table:table-cell>
        </table:table-row>
        <table:table-row>
          <table:table-cell table:style-name="Tabelle1.A2" office:value-type="string">
            <text:p text:style-name="P10">Links</text:p>
          </table:table-cell>
          <table:table-cell table:style-name="Tabelle1.B2" office:value-type="string">
            <text:p text:style-name="P10">Bewegt Spieler2 nach links (nur lokal)</text:p>
          </table:table-cell>
        </table:table-row>
        <table:table-row>
          <table:table-cell table:style-name="Tabelle1.A2" office:value-type="string">
            <text:p text:style-name="P10">Unten</text:p>
          </table:table-cell>
          <table:table-cell table:style-name="Tabelle1.B2" office:value-type="string">
            <text:p text:style-name="P10">Bewegt Spieler2 nach unten <text:s text:c="9"/>(nur lokal)</text:p>
          </table:table-cell>
        </table:table-row>
        <table:table-row>
          <table:table-cell table:style-name="Tabelle1.A2" office:value-type="string">
            <text:p text:style-name="P10">Rechts</text:p>
          </table:table-cell>
          <table:table-cell table:style-name="Tabelle1.B2" office:value-type="string">
            <text:p text:style-name="P10">Bewegt Spieler2 nach rechts <text:s text:c="8"/>(nur lokal)</text:p>
          </table:table-cell>
        </table:table-row>
        <table:table-row>
          <table:table-cell table:style-name="Tabelle1.A2" office:value-type="string">
            <text:p text:style-name="P10">Backspace</text:p>
          </table:table-cell>
          <table:table-cell table:style-name="Tabelle1.B2" office:value-type="string">
            <text:p text:style-name="P10">Spieler2 legt eine Bombe (nur lokal)</text:p>
          </table:table-cell>
        </table:table-row>
      </table:table>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p text:style-name="P3"><text:span text:style-name="T4">Einzelspieler:</text:span><text:span text:style-name="T1"> <text:tab/></text:span><text:span text:style-name="T3">Nach dem Start des Einzelspielers kommen sie zuerst <text:tab/><text:tab/><text:tab/><text:tab/>zur Level-Auswahl (mehr dazu auf Seite ) nach dem <text:tab/><text:tab/><text:tab/><text:tab/>sie eine Karte ausgewählt haben startet das Spiel.</text:span></text:p>
      <text:p text:style-name="P3"><text:span text:style-name="T3"/></text:p>
      <text:p text:style-name="P3"><text:span text:style-name="T1"/></text:p>
      <text:p text:style-name="P3"><draw:frame draw:style-name="fr2" draw:name="Grafik2" text:anchor-type="paragraph" svg:width="16.141cm" svg:height="16.141cm" draw:z-index="1"><draw:image xlink:href="Pictures/2000000700003F0D00003F0DAC88942A.svm" xlink:type="simple" xlink:show="embed" xlink:actuate="onLoad"/></draw:frame><text:span text:style-name="T1"/></text:p>
      <text:p text:style-name="P4"><text:span text:style-name="T1">1: Das e ist der Spieler.</text:span></text:p>
      <text:p text:style-name="P4"><text:span text:style-name="T1">2: Das X^2 ist ein Block, der mit der Bombe zerstört werden kann.</text:span></text:p>
      <text:p text:style-name="P4"><text:span text:style-name="T1">3: Der sinx-cosx-Block ist unzerstörbar.</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text:p>
      <text:p text:style-name="P4"><text:span text:style-name="T1">Der Ausgang verbirgt sich unter einem der zerstörbaren Blöcke.</text:span></text:p>
      <text:p text:style-name="P4"><draw:frame draw:style-name="fr2" draw:name="Grafik3" text:anchor-type="paragraph" svg:width="3.889cm" svg:height="3.732cm" draw:z-index="2"><draw:image xlink:href="Pictures/2000000700000F3200000E94D963CF9A.svm" xlink:type="simple" xlink:show="embed" xlink:actuate="onLoad"/></draw:frame><text:span text:style-name="T1"/></text:p>
      <text:p text:style-name="P4"><text:span text:style-name="T1">1: Der Ausgang hat Aussehen eines kleinen weißen Quadrats wie das am Ende eines Beweises.</text:span></text:p>
      <text:p text:style-name="P4"><text:span text:style-name="T1"/></text:p>
      <text:p text:style-name="P4"><text:span text:style-name="T1">Wenn eine Bombe gelegt wird explodiert diese nach 1,5 Sekunden. Wenn der Spieler getroffen wird endet das Spiel mit einer Niederlage.</text:span></text:p>
      <text:p text:style-name="P4"><text:span text:style-name="T1">Wenn die Explosion einer Bombe eine weiter trifft explodiert diese sofort.</text:span></text:p>
      <text:p text:style-name="P4"><draw:frame draw:style-name="fr1" draw:name="Grafik8" text:anchor-type="paragraph" svg:x="6.532cm" svg:y="0cm" svg:width="7.595cm" svg:height="4.209cm" draw:z-index="7"><draw:image xlink:href="Pictures/2000000700001DAB000010702D3BF85C.svm" xlink:type="simple" xlink:show="embed" xlink:actuate="onLoad"/></draw:frame><draw:frame draw:style-name="fr1" draw:name="Grafik7" text:anchor-type="paragraph" svg:x="0.58cm" svg:y="0cm" svg:width="5.479cm" svg:height="4.209cm" draw:z-index="6"><draw:image xlink:href="Pictures/200000070000156600001070E84A9752.svm" xlink:type="simple" xlink:show="embed" xlink:actuate="onLoad"/></draw:frame><text:span text:style-name="T1"/></text:p>
      <text:p text:style-name="P4"><text:span text:style-name="T1">Mit der Bombe können die X^2 Blöcke zerstört werden. Manchmal findet man <text:s/>dadurch Powerups welche nach dem Aufsammeln den Radius der Bombe vergrößern. Diese werden durch einfaches Überlaufenen eingesammelt.</text:span></text:p>
      <text:p text:style-name="P4"><draw:frame draw:style-name="fr1" draw:name="Grafik6" text:anchor-type="paragraph" svg:x="4.965cm" svg:y="0.127cm" svg:width="5.556cm" svg:height="6.085cm" draw:z-index="5"><draw:image xlink:href="Pictures/20000007000015B5000017C6A812171D.svm" xlink:type="simple" xlink:show="embed" xlink:actuate="onLoad"/></draw:frame><draw:frame draw:style-name="fr1" draw:name="Grafik5" text:anchor-type="paragraph" svg:x="10.857cm" svg:y="0.127cm" svg:width="6.034cm" svg:height="6.034cm" draw:z-index="4"><draw:image xlink:href="Pictures/200000070000179200001792EA4ABD6C.svm" xlink:type="simple" xlink:show="embed" xlink:actuate="onLoad"/></draw:frame><draw:frame draw:style-name="fr1" draw:name="Grafik4" text:anchor-type="paragraph" svg:x="0.573cm" svg:y="0.127cm" svg:width="4.394cm" svg:height="5.082cm" draw:z-index="3"><draw:image xlink:href="Pictures/2000000700001129000013D932223C4B.svm" xlink:type="simple" xlink:show="embed" xlink:actuate="onLoad"/></draw:frame><text:span text:style-name="T1"/></text:p>
      <text:p text:style-name="P4"><text:span text:style-name="T1"><text:s/></text:span></text:p>
      <text:p text:style-name="P4"><text:span text:style-name="T1">1: Powerup</text:span></text:p>
      <text:p text:style-name="P4"><text:span text:style-name="T1">2: Explosion ohne Powerup</text:span></text:p>
      <text:p text:style-name="P4"><text:span text:style-name="T1">3: Explosion mit Powerup</text:span></text:p>
      <text:p text:style-name="P4"><text:span text:style-name="T1"/></text:p>
      <text:p text:style-name="P4"><text:span text:style-name="T1"/></text:p>
      <text:p text:style-name="P2"><text:soft-page-break/>Mehrspieler:<text:span text:style-name="T6"><text:tab/></text:span><text:span text:style-name="T3">Auch beim Mehrspieler kommt man zuerst zur Level-<text:tab/><text:tab/><text:tab/><text:tab/>Auswahl. Anschließend wird eine Karte mit zwei Spielern <text:tab/><text:tab/><text:tab/>gestartet.</text:span></text:p>
      <text:p text:style-name="P2"><text:span text:style-name="T3"/></text:p>
      <text:p text:style-name="P2"><text:span text:style-name="T3"/></text:p>
      <text:p text:style-name="P2"><draw:frame draw:style-name="fr2" draw:name="Grafik9" text:anchor-type="paragraph" svg:width="16.141cm" svg:height="16.113cm" draw:z-index="8"><draw:image xlink:href="Pictures/2000000700003F0D00003EF2B80FC035.svm" xlink:type="simple" xlink:show="embed" xlink:actuate="onLoad"/></draw:frame><text:span text:style-name="T3"/></text:p>
      <text:p text:style-name="P2"><text:span text:style-name="T3">1: Spieler1</text:span></text:p>
      <text:p text:style-name="P2"><text:span text:style-name="T3">2: Spieler2</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oft-page-break/><text:span text:style-name="T3">Der Ausgang verbirgt sich wieder unter einem X^2-Block. Das Spiel kann im Mehrspieler aber auch gewonnen werden indem der anderen Spieler von einer Bombe getroffen wird.</text:span></text:p>
      <text:p text:style-name="P2"><text:span text:style-name="T3">z.B. so </text:span></text:p>
      <text:p text:style-name="P2"><draw:frame draw:style-name="fr1" draw:name="Grafik10" text:anchor-type="paragraph" svg:x="1.693cm" svg:y="0.145cm" svg:width="6.061cm" svg:height="5.212cm" draw:z-index="9"><draw:image xlink:href="Pictures/20000007000017AC0000145D92AC5799.svm" xlink:type="simple" xlink:show="embed" xlink:actuate="onLoad"/></draw:frame><text:span text:style-name="T3"/></text:p>
      <text:p text:style-name="P2"><text:span text:style-name="T3">Auch im Mehrspieler gibt es Powerups und Kettenreaktionen. Es ist auch möglich das eine Bombe von Spieler1 eine Kettenreaktion mit einer Bombe von Spieler2 auslöst.</text:span></text:p>
      <text:p text:style-name="P2"><text:span text:style-name="T3"/></text:p>
      <text:p text:style-name="P2"><text:span text:style-name="T3"/></text:p>
      <text:p text:style-name="P2"><text:span text:style-name="T3"/></text:p>
      <text:p text:style-name="P2">Level-Auswahl:<text:span text:style-name="T3"><text:tab/>Nachdem im Hauptmenü der Einzelspieler oder <text:tab/><text:tab/><text:tab/><text:tab/><text:tab/>Mehrspieler ausgewählt wurde, wird die Level-<text:tab/><text:tab/><text:tab/><text:tab/><text:tab/>Auswahl geöffnet,</text:span></text:p>
      <text:p text:style-name="P7"><draw:frame draw:style-name="fr1" draw:name="Grafik11" text:anchor-type="paragraph" svg:x="3.27cm" svg:y="0cm" svg:width="12.726cm" svg:height="2.992cm" draw:z-index="10"><draw:image xlink:href="Pictures/20000007000031B700000BAF27DDBDB0.svm" xlink:type="simple" xlink:show="embed" xlink:actuate="onLoad"/></draw:frame></text:p>
      <text:p text:style-name="P6"><text:span text:style-name="T10"><text:s/></text:span><text:span text:style-name="T14">in der Sie eine von vielen Karten durch Eingabe einer Kennzahl in das </text:span><text:span text:style-name="T15">Eingabefeld </text:span><text:span text:style-name="T16">auswählen können. Es gibt zwei verschiedene Arten von Karten. Die </text:span><text:span text:style-name="T15">vordefinierten Karten </text:span><text:span text:style-name="T16">besitzen an festen Stellen zerstörbare Blöcke und sind bis auf Item-Verteilung und die Stelle des Ausgangs immer identisch. Möchten Sie eine vordefinierte Karte spielen, so geben Sie eine Kennzahl (z.B. 4) in das </text:span><text:span text:style-name="T15">Eingabefeld </text:span><text:span text:style-name="T16">ein. Achten Sie darauf, dass die Kennzahl im Bereich liegt, welcher in Klammern angegeben ist, etwa (1-25), und benutzen sie keine Kommazahlen. Der entsprechende Level wird dann geladen. Die zweite Art der Karten sind die </text:span><text:span text:style-name="T15">Zufallskarten</text:span><text:span text:style-name="T16">. Neben der Item-Verteilung und dem Ausgang werden bei diesen Karten auch die zerstörbaren Blöcke zufällig gewählt, sodass sich die Karten bei jeder Auswahl unterscheiden. Möchten Sie eine zufällige Karte spielen, so geben Sie, ähnlich wie bei den vordefinierten Karten, eine Kennzahl in das </text:span><text:span text:style-name="T15">Eingabefeld </text:span><text:span text:style-name="T16">ein. Wenn Sie vor dieser Zahl ein Minus setzen (z.B. -4), wählen Sie zum entsprechenden Level die zufällig erstellte Karte aus. Geben Sie allerdings eine 0 ein (Standard), so </text:span><text:soft-page-break/><text:span text:style-name="T16">wird aus allen verfügbaren Karten eine zufällige Karte ausgewählt. Geben Sie -0 ein, so wird aus allen verfügbaren Karten auch die Verteilung der zerstörbaren Blöcke zufällig gewählt. Im Folgenden finden Sie eine kurze Übersicht der verschiedenen vordefinierten Karten, die Sie auswählen können. Geben Sie dazu die entsprechende Level-Nummer in das </text:span><text:span text:style-name="T15">Eingabefeld </text:span><text:span text:style-name="T16">ein: </text:span></text:p>
      <text:p text:style-name="P6"><draw:frame draw:style-name="fr2" draw:name="Grafik12" text:anchor-type="paragraph" svg:width="17cm" svg:height="16.603cm" draw:z-index="11"><draw:image xlink:href="Pictures/2000000700004C8700004ABFC1D622E5.svm" xlink:type="simple" xlink:show="embed" xlink:actuate="onLoad"/></draw:frame><text:span text:style-name="T16"/></text:p>
      <text:p text:style-name="P6"><text:span text:style-name="T16">schwarze Felder: feste Blöcke;<text:tab/><text:tab/>graue Felder: zerstörbare Blöcke;</text:span></text:p>
      <text:p text:style-name="P6"><text:span text:style-name="T16">weiße Felder: begehbare Felder;<text:tab/><text:tab/>rotes/lilanes Feld Start Spieler1/2;</text:span></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draw:frame draw:style-name="fr3" draw:name="Grafik13" text:anchor-type="paragraph" svg:width="17cm" svg:height="25.441cm" draw:z-index="12"><draw:image xlink:href="Pictures/2000000700004D140000735BBFE23C07.svm" xlink:type="simple" xlink:show="embed" xlink:actuate="onLoad"/></draw:frame><text:soft-page-break/><text:span text:style-name="T16"/></text:p>
      <text:p text:style-name="P6"><draw:frame draw:style-name="fr1" draw:name="Grafik14" text:anchor-type="paragraph" svg:x="-0.122cm" svg:y="-1.099cm" svg:width="17cm" svg:height="25.259cm" draw:z-index="13"><draw:image xlink:href="Pictures/2000000700004D14000072873D3D3D63.svm" xlink:type="simple" xlink:show="embed" xlink:actuate="onLoad"/></draw:frame><text:soft-page-break/><text:span text:style-name="T16"/></text:p>
      <text:p text:style-name="P6"><text:span text:style-name="T16"/></text:p>
      <text:p text:style-name="P8"><text:soft-page-break/><text:span text:style-name="T18">Spiel über Netzwerk:</text:span><text:span text:style-name="T17"> <text:tab/>Damit zwei Spieler über das Netzwerk mit <text:tab/><text:tab/><text:tab/><text:tab/>einander spielen können muss erst einer ein Spiel als Host <text:tab/><text:tab/><text:tab/>erstellen und dann muss der der 2. diesem Spiel als Client <text:tab/><text:tab/><text:tab/>beitre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Times New Roman'"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t mi</meta:initial-creator>
    <meta:creation-date>2012-07-01T14:17:34.61</meta:creation-date>
    <dc:date>2012-07-01T23:15:08.53</dc:date>
    <dc:creator>pat mi</dc:creator>
    <meta:editing-duration>PT1H58M17S</meta:editing-duration>
    <meta:editing-cycles>4</meta:editing-cycles>
    <meta:generator>OpenOffice.org/3.3$Win32 OpenOffice.org_project/330m20$Build-9567</meta:generator>
    <meta:document-statistic meta:table-count="1" meta:image-count="14" meta:object-count="0" meta:page-count="10" meta:paragraph-count="61" meta:word-count="717" meta:character-count="4795"/>
  </office:meta>
</office:document-meta>
</file>